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officeooo:rsid="0003e695" officeooo:paragraph-rsid="0003e695" style:font-size-asian="13.1000003814697pt" style:font-size-complex="15pt"/>
    </style:style>
    <style:style style:name="P2" style:family="paragraph" style:parent-style-name="Standard">
      <style:text-properties fo:font-size="15pt" officeooo:rsid="0004229e" officeooo:paragraph-rsid="0004229e" style:font-size-asian="13.1000003814697pt" style:font-size-complex="15pt"/>
    </style:style>
    <style:style style:name="P3" style:family="paragraph" style:parent-style-name="Standard">
      <style:text-properties fo:font-size="15pt" officeooo:rsid="0009f77f" officeooo:paragraph-rsid="0009f77f" style:font-size-asian="13.1000003814697pt" style:font-size-complex="15pt"/>
    </style:style>
    <style:style style:name="P4" style:family="paragraph" style:parent-style-name="Standard">
      <style:text-properties fo:font-size="15pt" officeooo:rsid="000a5e8d" officeooo:paragraph-rsid="000a5e8d" style:font-size-asian="13.1000003814697pt" style:font-size-complex="15pt"/>
    </style:style>
    <style:style style:name="P5" style:family="paragraph" style:parent-style-name="Standard">
      <style:text-properties fo:font-size="15pt" officeooo:rsid="001108ee" officeooo:paragraph-rsid="001108ee" style:font-size-asian="13.1000003814697pt" style:font-size-complex="15pt"/>
    </style:style>
    <style:style style:name="P6" style:family="paragraph" style:parent-style-name="Standard">
      <style:text-properties fo:font-size="15pt" officeooo:rsid="00126fad" officeooo:paragraph-rsid="00126fad" style:font-size-asian="13.1000003814697pt" style:font-size-complex="15pt"/>
    </style:style>
    <style:style style:name="P7" style:family="paragraph" style:parent-style-name="Standard">
      <style:text-properties fo:font-size="15pt" officeooo:rsid="0013cce9" officeooo:paragraph-rsid="0013cce9" style:font-size-asian="13.1000003814697pt" style:font-size-complex="15pt"/>
    </style:style>
    <style:style style:name="P8" style:family="paragraph" style:parent-style-name="Standard">
      <style:text-properties fo:font-size="15pt" officeooo:rsid="00150851" officeooo:paragraph-rsid="00150851" style:font-size-asian="13.1000003814697pt" style:font-size-complex="15pt"/>
    </style:style>
    <style:style style:name="P9" style:family="paragraph" style:parent-style-name="Standard">
      <style:text-properties fo:font-size="15pt" officeooo:rsid="00161385" officeooo:paragraph-rsid="00161385" style:font-size-asian="13.1000003814697pt" style:font-size-complex="15pt"/>
    </style:style>
    <style:style style:name="P10" style:family="paragraph" style:parent-style-name="Standard">
      <style:text-properties fo:font-size="15pt" officeooo:rsid="0017ba21" officeooo:paragraph-rsid="0017ba21" style:font-size-asian="13.1000003814697pt" style:font-size-complex="15pt"/>
    </style:style>
    <style:style style:name="P11" style:family="paragraph" style:parent-style-name="Standard">
      <style:text-properties fo:font-size="15pt" officeooo:rsid="0018762e" officeooo:paragraph-rsid="0018762e" style:font-size-asian="13.1000003814697pt" style:font-size-complex="15pt"/>
    </style:style>
    <style:style style:name="P12" style:family="paragraph" style:parent-style-name="Standard">
      <style:text-properties fo:font-size="15pt" officeooo:rsid="0018aed9" officeooo:paragraph-rsid="0018aed9" style:font-size-asian="13.1000003814697pt" style:font-size-complex="15pt"/>
    </style:style>
    <style:style style:name="P13" style:family="paragraph" style:parent-style-name="Standard">
      <style:text-properties fo:font-size="15pt" fo:font-weight="bold" officeooo:rsid="0004229e" officeooo:paragraph-rsid="0004229e" style:font-size-asian="13.1000003814697pt" style:font-weight-asian="bold" style:font-size-complex="15pt" style:font-weight-complex="bold"/>
    </style:style>
    <style:style style:name="P14" style:family="paragraph" style:parent-style-name="Standard">
      <style:text-properties fo:font-size="15pt" fo:font-weight="bold" officeooo:rsid="0003e695" officeooo:paragraph-rsid="0003e695" style:font-size-asian="13.1000003814697pt" style:font-weight-asian="bold" style:font-size-complex="15pt" style:font-weight-complex="bold"/>
    </style:style>
    <style:style style:name="P15" style:family="paragraph" style:parent-style-name="Standard">
      <style:text-properties style:text-position="0% 100%" fo:font-size="15pt" fo:font-weight="bold" officeooo:rsid="0013cce9" officeooo:paragraph-rsid="0013cce9" style:font-size-asian="13.1000003814697pt" style:font-weight-asian="bold" style:font-size-complex="15pt" style:font-weight-complex="bold"/>
    </style:style>
    <style:style style:name="T1" style:family="text">
      <style:text-properties officeooo:rsid="0009f77f"/>
    </style:style>
    <style:style style:name="T2" style:family="text">
      <style:text-properties officeooo:rsid="000a5e8d"/>
    </style:style>
    <style:style style:name="T3" style:family="text">
      <style:text-properties officeooo:rsid="000b9a5d"/>
    </style:style>
    <style:style style:name="T4" style:family="text">
      <style:text-properties officeooo:rsid="000d2fa9"/>
    </style:style>
    <style:style style:name="T5" style:family="text">
      <style:text-properties officeooo:rsid="000f1569"/>
    </style:style>
    <style:style style:name="T6" style:family="text">
      <style:text-properties fo:font-weight="bold" style:font-weight-asian="bold" style:font-weight-complex="bold"/>
    </style:style>
    <style:style style:name="T7" style:family="text">
      <style:text-properties officeooo:rsid="0018ae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ubmitted By:</text:p>
      <text:p text:style-name="P2"/>
      <text:p text:style-name="P2">Name: Juhi Madhwani<text:tab/><text:tab/><text:tab/>Student ID: 200253067</text:p>
      <text:p text:style-name="P2">Name: Pranav Reddy Anumula <text:tab/>Student ID: 200251074</text:p>
      <text:p text:style-name="P2"/>
      <text:p text:style-name="P1"/>
      <text:p text:style-name="P14">Steps to Run the Peer -to-Peer System with Centralized Index (CI):</text:p>
      <text:p text:style-name="P1"/>
      <text:p text:style-name="P1">1. <text:s/><text:span text:style-name="T1">Create three new VCL Machines with different IP addresses assuming one is <text:s text:c="3"/>Server machine and other two Client machines.</text:span></text:p>
      <text:p text:style-name="P1"/>
      <text:p text:style-name="P3">2. <text:s/><text:span text:style-name="T2">Execute “make” command on all the VCL machines. This will install jdk, create Server and Client alias to run the program and open ports to listen for server which is 7734 in our case and assuming client ports to be 3000, 4000 and extra 5000.</text:span></text:p>
      <text:p text:style-name="P3"/>
      <text:p text:style-name="P4">3. Instance 1: execute “Server” (starts the Server).</text:p>
      <text:p text:style-name="P4"/>
      <text:p text:style-name="P4">4. Instance 2: execute “Client” (starts the Client).</text:p>
      <text:p text:style-name="P4"/>
      <text:p text:style-name="P4">- <text:span text:style-name="T3">Enter Server Address: <text:s/>“Enter the IP address of Instance 1 created for server ”</text:span></text:p>
      <text:p text:style-name="P4">- <text:span text:style-name="T4">Enter Host Name: “ Enter the IP address of Client (which is IP address of Instance 2 in our case) ”</text:span></text:p>
      <text:p text:style-name="P4">- <text:span text:style-name="T5">Enter Port Number: “Enter the upload Port number of client” (3000, 4000 and 5000 as the makefile contains the commands to update IP tables that can listen to these ports)</text:span></text:p>
      <text:p text:style-name="P4"/>
      <text:p text:style-name="P5">5. Download RFC files on Instance 2 (the Client) under directory structure “P2P-CI/src/&lt;IP_address_instance_2&gt;”</text:p>
      <text:p text:style-name="P5"/>
      <text:p text:style-name="P5">6. Run “Client” command on Instance 3 for the third client.</text:p>
      <text:p text:style-name="P5"/>
      <text:p text:style-name="P6">7. The Client requests are logged in Server console.</text:p>
      <text:p text:style-name="P6"/>
      <text:p text:style-name="P6"/>
      <text:p text:style-name="P6"/>
      <text:p text:style-name="P6"/>
      <text:p text:style-name="P6"/>
      <text:p text:style-name="P6"/>
      <text:p text:style-name="P15"><text:soft-page-break/>Sample Commands:</text:p>
      <text:p text:style-name="P7"/>
      <text:p text:style-name="P8">A) <text:s/><text:span text:style-name="T6">ADD command</text:span>:</text:p>
      <text:p text:style-name="P8"/>
      <text:p text:style-name="P9">ADD RFC 123 P2P-CI/1.0</text:p>
      <text:p text:style-name="P9">Host: 152.46.17.7</text:p>
      <text:p text:style-name="P9">Port: 3000</text:p>
      <text:p text:style-name="P9">Title: ABCDEF</text:p>
      <text:p text:style-name="P9"/>
      <text:p text:style-name="P9">B) <text:span text:style-name="T6">LIST ALL command</text:span>:</text:p>
      <text:p text:style-name="P9"/>
      <text:p text:style-name="P10">LIST ALL P2P-CI/1.0</text:p>
      <text:p text:style-name="P10"/>
      <text:p text:style-name="P10">C) <text:span text:style-name="T6">LOOK UP command</text:span>:</text:p>
      <text:p text:style-name="P10"/>
      <text:p text:style-name="P11">LOOKUP RFC 123 P2P-CI/1.0</text:p>
      <text:p text:style-name="P11">Host: 1<text:span text:style-name="T7">5</text:span>2.46.17.7</text:p>
      <text:p text:style-name="P11">Title: ABCDEF</text:p>
      <text:p text:style-name="P11"/>
      <text:p text:style-name="P11">D) <text:span text:style-name="T6">GET command</text:span>:</text:p>
      <text:p text:style-name="P11"/>
      <text:p text:style-name="P12">GET RFC 123 P2P-CI/1.0</text:p>
      <text:p text:style-name="P12">Host: 152.46.17.7</text:p>
      <text:p text:style-name="P12">OS: Mac OS 10.4.1</text:p>
      <text:p text:style-name="P12">Title: Title: ABCDEF</text:p>
      <text:p text:style-name="P12"/>
      <text:p text:style-name="P12">E) <text:span text:style-name="T6">Client wants to Exit</text:span>:</text:p>
      <text:p text:style-name="P12"/>
      <text:p text:style-name="P12">END</text:p>
      <text:p text:style-name="P10"/>
      <text:p text:style-name="P10"/>
      <text:p text:style-name="P9"/>
      <text:p text:style-name="P8"/>
      <text:p text:style-name="P8"/>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21:14:40.481006350</meta:creation-date>
    <dc:date>2019-04-27T21:48:28.347309993</dc:date>
    <meta:editing-duration>PT33M42S</meta:editing-duration>
    <meta:editing-cycles>15</meta:editing-cycles>
    <meta:generator>LibreOffice/5.1.6.2$Linux_X86_64 LibreOffice_project/10m0$Build-2</meta:generator>
    <meta:document-statistic meta:table-count="0" meta:image-count="0" meta:object-count="0" meta:page-count="2" meta:paragraph-count="33" meta:word-count="265" meta:character-count="1547" meta:non-whitespace-character-count="1305"/>
  </office:meta>
</office:document-meta>
</file>